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36.426cm" fo:margin-left="0.014cm" fo:margin-right="0.021cm" table:align="margins" style:writing-mode="lr-tb"/>
    </style:style>
    <style:style style:name="Tabela1.A" style:family="table-column">
      <style:table-column-properties style:column-width="36.426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36.447cm" fo:margin-left="0.014cm" fo:margin-right="0cm" table:align="margins" style:writing-mode="lr-tb"/>
    </style:style>
    <style:style style:name="Tabela2.A" style:family="table-column">
      <style:table-column-properties style:column-width="5.948cm" style:rel-column-width="10695*"/>
    </style:style>
    <style:style style:name="Tabela2.B" style:family="table-column">
      <style:table-column-properties style:column-width="3.501cm" style:rel-column-width="6297*"/>
    </style:style>
    <style:style style:name="Tabela2.C" style:family="table-column">
      <style:table-column-properties style:column-width="10.01cm" style:rel-column-width="18000*"/>
    </style:style>
    <style:style style:name="Tabela2.D" style:family="table-column">
      <style:table-column-properties style:column-width="5.505cm" style:rel-column-width="9899*"/>
    </style:style>
    <style:style style:name="Tabela2.E" style:family="table-column">
      <style:table-column-properties style:column-width="5.868cm" style:rel-column-width="10552*"/>
    </style:style>
    <style:style style:name="Tabela2.F" style:family="table-column">
      <style:table-column-properties style:column-width="5.613cm" style:rel-column-width="10092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 style:data-style-name="N100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2" style:family="table-row">
      <style:table-row-properties style:min-row-height="0.561cm"/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 style:data-style-name="N100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E2" style:family="table-cell">
      <style:table-cell-properties style:vertical-align="middle" fo:background-color="transparent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36.431cm" fo:margin-left="0.014cm" fo:margin-right="0.016cm" table:align="margins" style:writing-mode="lr-tb"/>
    </style:style>
    <style:style style:name="Tabela3.A" style:family="table-column">
      <style:table-column-properties style:column-width="36.431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36.44cm" fo:margin-left="0.028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12.827cm" style:rel-column-width="23068*"/>
    </style:style>
    <style:style style:name="Tabela4.B" style:family="table-column">
      <style:table-column-properties style:column-width="14.053cm" style:rel-column-width="25274*"/>
    </style:style>
    <style:style style:name="Tabela4.C" style:family="table-column">
      <style:table-column-properties style:column-width="9.56cm" style:rel-column-width="17193*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C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C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13" style:family="table-row">
      <style:table-row-properties style:min-row-height="0.316cm"/>
    </style:style>
    <style:style style:name="Tabela4.25" style:family="table-row">
      <style:table-row-properties style:min-row-height="0.693cm"/>
    </style:style>
    <style:style style:name="Tabela5" style:family="table">
      <style:table-properties style:width="36.423cm" fo:margin-left="0.064cm" fo:margin-right="-0.025cm" table:align="margins" style:writing-mode="lr-tb"/>
    </style:style>
    <style:style style:name="Tabela5.A" style:family="table-column">
      <style:table-column-properties style:column-width="36.423cm" style:rel-column-width="65535*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36.396cm" fo:margin-left="0.09cm" fo:margin-right="-0.025cm" table:align="margins" style:writing-mode="lr-tb"/>
    </style:style>
    <style:style style:name="Tabela6.A" style:family="table-column">
      <style:table-column-properties style:column-width="36.396cm" style:rel-column-width="65535*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" style:family="table">
      <style:table-properties style:width="36.396cm" fo:margin-left="0.09cm" fo:margin-right="-0.025cm" table:align="margins" style:writing-mode="lr-tb"/>
    </style:style>
    <style:style style:name="Tabela7.A" style:family="table-column">
      <style:table-column-properties style:column-width="24.222cm" style:rel-column-width="43614*"/>
    </style:style>
    <style:style style:name="Tabela7.B" style:family="table-column">
      <style:table-column-properties style:column-width="6.726cm" style:rel-column-width="12110*"/>
    </style:style>
    <style:style style:name="Tabela7.C" style:family="table-column">
      <style:table-column-properties style:column-width="5.449cm" style:rel-column-width="9811*"/>
    </style:style>
    <style:style style:name="Tabela7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7.2" style:family="table-row">
      <style:table-row-properties style:min-row-height="0.723cm"/>
    </style:style>
    <style:style style:name="Tabela7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7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3" style:family="table-row">
      <style:table-row-properties style:min-row-height="0.298cm"/>
    </style:style>
    <style:style style:name="Tabela7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7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7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7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2" style:family="table">
      <style:table-properties style:width="36.419cm" fo:margin-left="0.072cm" fo:margin-right="-0.03cm" table:align="margins" style:writing-mode="lr-tb"/>
    </style:style>
    <style:style style:name="Tabela12.A" style:family="table-column">
      <style:table-column-properties style:column-width="24.246cm" style:rel-column-width="43630*"/>
    </style:style>
    <style:style style:name="Tabela12.B" style:family="table-column">
      <style:table-column-properties style:column-width="6.724cm" style:rel-column-width="12100*"/>
    </style:style>
    <style:style style:name="Tabela12.C" style:family="table-column">
      <style:table-column-properties style:column-width="5.449cm" style:rel-column-width="9805*"/>
    </style:style>
    <style:style style:name="Tabela12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12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3" style:family="table-row">
      <style:table-row-properties style:min-row-height="0.298cm"/>
    </style:style>
    <style:style style:name="Tabela12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2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" style:family="table">
      <style:table-properties style:width="36.396cm" fo:margin-left="0.09cm" fo:margin-right="-0.025cm" table:align="margins" style:writing-mode="lr-tb"/>
    </style:style>
    <style:style style:name="Tabela10.A" style:family="table-column">
      <style:table-column-properties style:column-width="24.225cm" style:rel-column-width="43621*"/>
    </style:style>
    <style:style style:name="Tabela10.B" style:family="table-column">
      <style:table-column-properties style:column-width="6.482cm" style:rel-column-width="11673*"/>
    </style:style>
    <style:style style:name="Tabela10.C" style:family="table-column">
      <style:table-column-properties style:column-width="5.687cm" style:rel-column-width="10241*"/>
    </style:style>
    <style:style style:name="Tabela10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0.C1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SDS_20_-_20_Rodapé">
      <style:paragraph-properties fo:text-align="center" style:justify-single-word="false"/>
    </style:style>
    <style:style style:name="P4" style:family="paragraph" style:parent-style-name="PSDS_20_-_20_Rodapé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6" style:family="paragraph" style:parent-style-name="PSDS_20_-_20_Corpo_20_de_20_Texto">
      <style:text-properties style:use-window-font-color="true"/>
    </style:style>
    <style:style style:name="P7" style:family="paragraph" style:parent-style-name="PSDS_20_-_20_Corpo_20_de_20_Texto">
      <style:paragraph-properties fo:text-align="center" style:justify-single-word="false"/>
      <style:text-properties style:use-window-font-color="true" fo:font-size="8pt" fo:language="es" fo:country="ES" style:font-size-asian="8pt" style:font-name-complex="Arial" style:font-size-complex="8pt"/>
    </style:style>
    <style:style style:name="P8" style:family="paragraph" style:parent-style-name="PSDS_20_-_20_Corpo_20_de_20_Texto">
      <style:paragraph-properties fo:text-align="center" style:justify-single-word="false"/>
      <style:text-properties style:use-window-font-color="true" fo:font-size="8pt" style:font-size-asian="8pt" style:font-name-complex="Arial" style:font-size-complex="8pt"/>
    </style:style>
    <style:style style:name="P9" style:family="paragraph" style:parent-style-name="PSDS_20_-_20_Corpo_20_de_20_Texto">
      <style:text-properties style:use-window-font-color="true" style:text-line-through-style="none"/>
    </style:style>
    <style:style style:name="P10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P11" style:family="paragraph" style:parent-style-name="PSDS_20_-_20_Corpo_20_de_20_Texto"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12" style:family="paragraph" style:parent-style-name="PSDS_20_-_20_Corpo_20_de_20_Texto">
      <style:paragraph-properties fo:text-align="center" style:justify-single-word="false"/>
      <style:text-properties style:use-window-font-color="true" style:text-line-through-style="none" fo:font-weight="bold" fo:background-color="#ffff00" style:font-weight-asian="bold" style:font-weight-complex="bold"/>
    </style:style>
    <style:style style:name="P13" style:family="paragraph" style:parent-style-name="PSDS_20_-_20_Corpo_20_de_20_Texto">
      <style:text-properties style:use-window-font-color="true" style:text-line-through-style="none" fo:background-color="transparent"/>
    </style:style>
    <style:style style:name="P14" style:family="paragraph" style:parent-style-name="PSDS_20_-_20_Corpo_20_de_20_Texto">
      <style:text-properties style:use-window-font-color="true" style:font-name="Arial" fo:font-size="9pt" style:font-size-asian="9pt" style:font-size-complex="9pt"/>
    </style:style>
    <style:style style:name="P15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/>
    </style:style>
    <style:style style:name="P16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18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19" style:family="paragraph" style:parent-style-name="PSDS_20_-_20_Corpo_20_de_20_Texto">
      <style:paragraph-properties fo:text-align="start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0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1" style:family="paragraph" style:parent-style-name="PSDS_20_-_20_Corpo_20_de_20_Texto">
      <style:text-properties style:use-window-font-color="true" style:font-name="Bitstream Vera Sans3" fo:font-size="9pt" style:font-size-asian="9pt" style:font-size-complex="9pt"/>
    </style:style>
    <style:style style:name="P22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fo:font-weight="normal" style:font-size-asian="8pt" style:font-weight-asian="normal" style:font-name-complex="Arial" style:font-size-complex="8pt" style:font-weight-complex="normal"/>
    </style:style>
    <style:style style:name="P23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style:text-underline-style="solid" style:text-underline-width="auto" style:text-underline-color="#000000" fo:font-weight="normal" style:font-size-asian="8pt" style:font-weight-asian="normal" style:font-name-complex="Arial" style:font-size-complex="8pt" style:font-weight-complex="normal"/>
    </style:style>
    <style:style style:name="P24" style:family="paragraph" style:parent-style-name="PSDS_20_-_20_Corpo_20_de_20_Texto">
      <style:text-properties style:use-window-font-color="true" fo:font-weight="bold" style:font-weight-asian="bold"/>
    </style:style>
    <style:style style:name="P25" style:family="paragraph" style:parent-style-name="PSDS_20_-_20_Corpo_20_de_20_Texto">
      <style:paragraph-properties fo:text-align="center" style:justify-single-word="false"/>
      <style:text-properties style:use-window-font-color="true" fo:font-weight="bold" style:font-weight-asian="bold" style:font-name-complex="Arial" style:font-weight-complex="bold"/>
    </style:style>
    <style:style style:name="P26" style:family="paragraph" style:parent-style-name="PSDS_20_-_20_Corpo_20_de_20_Texto">
      <style:text-properties style:use-window-font-color="true" style:font-name-complex="Arial"/>
    </style:style>
    <style:style style:name="P27" style:family="paragraph" style:parent-style-name="PSDS_20_-_20_Corpo_20_de_20_Texto">
      <style:paragraph-properties fo:text-align="center" style:justify-single-word="false"/>
      <style:text-properties style:use-window-font-color="true"/>
    </style:style>
    <style:style style:name="P28" style:family="paragraph" style:parent-style-name="PSDS_20_-_20_Corpo_20_de_20_Texto">
      <style:text-properties style:use-window-font-color="true" fo:font-weight="normal" style:font-weight-asian="normal" style:font-weight-complex="normal"/>
    </style:style>
    <style:style style:name="P29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 fo:keep-with-next="auto">
        <style:tab-stops/>
        <style:background-image/>
      </style:paragraph-properties>
      <style:text-properties style:use-window-font-color="true" style:font-name="Bitstream Vera Sans" fo:font-size="8pt" fo:font-weight="normal" style:font-size-asian="8pt" style:font-weight-asian="normal" style:font-name-complex="Arial" style:font-size-complex="8pt" style:font-weight-complex="normal"/>
    </style:style>
    <style:style style:name="P30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Bitstream Vera Sans" fo:font-size="8pt" style:font-size-asian="8pt" style:font-name-complex="Arial" style:font-size-complex="8pt"/>
    </style:style>
    <style:style style:name="P31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3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/>
    </style:style>
    <style:style style:name="P34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5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/>
    </style:style>
    <style:style style:name="P36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font-name="Arial"/>
    </style:style>
    <style:style style:name="P37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38" style:family="paragraph" style:parent-style-name="PSDS_20_-_20_Corpo_20_de_20_Texto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40" style:family="paragraph" style:parent-style-name="PSDS_20_-_20_Corpo_20_de_20_Texto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41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42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/>
    </style:style>
    <style:style style:name="P43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4" style:family="paragraph" style:parent-style-name="PSDS_20_-_20_Corpo_20_de_20_Texto">
      <style:paragraph-properties fo:margin-left="-0.138cm" fo:margin-right="0cm" fo:text-indent="0cm" style:auto-text-indent="false"/>
      <style:text-properties style:use-window-font-color="true"/>
    </style:style>
    <style:style style:name="P45" style:family="paragraph" style:parent-style-name="PSDS_20_-_20_Titulo">
      <style:text-properties style:use-window-font-color="true"/>
    </style:style>
    <style:style style:name="P46" style:family="paragraph" style:parent-style-name="PSDS_20_-_20_Corpo_20_de_20_Texto">
      <style:paragraph-properties fo:break-before="page"/>
      <style:text-properties style:use-window-font-color="true"/>
    </style:style>
    <style:style style:name="P47" style:family="paragraph" style:parent-style-name="Text_20_body">
      <style:text-properties style:use-window-font-color="true" style:text-line-through-style="none" style:font-name="Arial" fo:font-size="9pt" fo:font-style="normal" fo:font-weight="normal" fo:background-color="transparent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48" style:family="paragraph" style:parent-style-name="Text_20_body">
      <style:paragraph-properties fo:margin-top="0.101cm" fo:margin-bottom="0.101cm" fo:text-align="justify" style:justify-single-word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49" style:family="paragraph" style:parent-style-name="Text_20_body" style:master-page-name="">
      <style:paragraph-properties fo:margin-top="0.101cm" fo:margin-bottom="0.101cm" fo:text-align="justify" style:justify-single-word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0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1" style:family="paragraph" style:parent-style-name="Standard" style:list-style-name="L3"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2" style:family="paragraph" style:parent-style-name="Standard" style:list-style-name="L1">
      <style:paragraph-properties fo:margin-left="1.279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3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59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style:font-name="Arial" fo:font-size="9pt" fo:font-weight="normal" style:font-size-asian="9pt" style:font-weight-asian="normal" style:font-size-complex="9pt" style:font-weight-complex="normal"/>
    </style:style>
    <style:style style:name="P60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61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3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4" style:family="paragraph" style:parent-style-name="Standard" style:list-style-name="L1">
      <style:paragraph-properties fo:margin-left="0.176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5" style:family="paragraph" style:parent-style-name="Text_20_body">
      <style:paragraph-properties fo:margin-left="0cm" fo:margin-right="0cm" fo:margin-top="0.101cm" fo:margin-bottom="0.101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6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67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68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69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70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71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style:font-weight-complex="bold"/>
    </style:style>
    <style:style style:name="T8" style:family="text">
      <style:text-properties fo:background-color="transparent"/>
    </style:style>
    <style:style style:name="T9" style:family="text">
      <style:text-properties fo:color="#333333" fo:font-weight="bold" fo:background-color="transparent" style:font-weight-asian="bold" style:font-weight-complex="bold"/>
    </style:style>
    <style:style style:name="T10" style:family="text">
      <style:text-properties fo:color="#333333" style:font-name="Arial" fo:font-weight="bold" fo:background-color="transparent" style:font-weight-asian="bold" style:font-weight-complex="bold"/>
    </style:style>
    <style:style style:name="T11" style:family="text"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text-outline="false" style:text-line-through-style="none" style:font-name="Arial1" fo:font-size="15.5pt" fo:font-style="normal" fo:text-shadow="none" style:text-underline-style="none" fo:font-weight="normal" fo:background-color="transparent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font-name="Arial1" fo:font-size="15.5pt" fo:font-style="normal" fo:text-shadow="none" style:text-underline-style="none" fo:font-weight="normal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font-name="Arial1" fo:font-size="15.5pt" fo:font-style="normal" fo:text-shadow="none" style:text-underline-style="none" fo:font-weight="bold" style:font-name-asian="Arial1" style:font-size-asian="15.5pt" style:font-style-asian="normal" style:font-weight-asian="bold" style:font-name-complex="Arial1" style:font-size-complex="15.5pt" style:font-style-complex="normal" style:font-weight-complex="bold" style:text-emphasize="none" style:text-overline-style="none" style:text-overline-color="font-color"/>
    </style:style>
    <style:style style:name="T16" style:family="text">
      <style:text-properties style:text-outline="false" style:text-line-through-style="none" style:font-name="Arial" fo:font-size="15.5pt" fo:font-style="normal" fo:text-shadow="none" style:text-underline-style="none" fo:font-weight="normal" fo:background-color="transparent" style:font-name-asian="Spranq eco sans" style:font-size-asian="15.5pt" style:font-style-asian="normal" style:font-weight-asian="normal" style:font-name-complex="Spranq eco sans" style:font-size-complex="15.5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font-size="10pt" style:font-size-asian="10pt" style:font-size-complex="10pt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38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5">Histórico de Versões <text:s/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5">Data</text:p>
          </table:table-cell>
          <table:table-cell table:style-name="Tabela2.B1" office:value-type="float" office:value="0">
            <text:p text:style-name="P25">Versão</text:p>
          </table:table-cell>
          <table:table-cell table:style-name="Tabela2.A1" office:value-type="string">
            <text:p text:style-name="P25">Descrição</text:p>
          </table:table-cell>
          <table:table-cell table:style-name="Tabela2.A1" office:value-type="string">
            <text:p text:style-name="P25">Autor</text:p>
          </table:table-cell>
          <table:table-cell table:style-name="Tabela2.A1" office:value-type="string">
            <text:p text:style-name="P25">Revisor</text:p>
          </table:table-cell>
          <table:table-cell table:style-name="Tabela2.F1" office:value-type="string">
            <text:p text:style-name="P25">Aprovado por</text:p>
          </table:table-cell>
        </table:table-row>
        <table:table-row table:style-name="Tabela2.2">
          <table:table-cell table:style-name="Tabela2.A2" office:value-type="string">
            <text:p text:style-name="P7">10/11/2011</text:p>
          </table:table-cell>
          <table:table-cell table:style-name="Tabela2.B2" office:value-type="float" office:value="40179">
            <text:p text:style-name="P8">1.0</text:p>
          </table:table-cell>
          <table:table-cell table:style-name="Tabela2.A2" office:value-type="string">
            <text:p text:style-name="P8">Elaboração da Ata de Reunião </text:p>
          </table:table-cell>
          <table:table-cell table:style-name="Tabela2.A2" office:value-type="string">
            <text:p text:style-name="P29">Zapa</text:p>
          </table:table-cell>
          <table:table-cell table:style-name="Tabela2.E2" office:value-type="string">
            <text:p text:style-name="P30"><text:s/>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><text:s text:c="2"/></text:p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3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2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</table:table>
      <text:p text:style-name="P6"/>
      <text:p text:style-name="P6"/>
      <text:p text:style-name="P4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5">Ata de Reunião - AR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" office:value-type="string">
            <text:p text:style-name="P20">Reunião Semanal de Chefias DEPAE</text:p>
          </table:table-cell>
          <table:covered-table-cell/>
          <table:table-cell table:style-name="Tabela4.C1" office:value-type="string">
            <text:p text:style-name="P27">Realizada em</text:p>
            <text:p text:style-name="P12">10/11/2011</text:p>
          </table:table-cell>
        </table:table-row>
        <table:table-row>
          <table:table-cell table:style-name="Tabela4.A2" office:value-type="string">
            <text:p text:style-name="P24">Assunto</text:p>
          </table:table-cell>
          <table:table-cell table:style-name="Tabela4.B2" table:number-columns-spanned="2" office:value-type="string">
            <text:p text:style-name="P21">Reunião de Planejamento Expresso3.0</text:p>
          </table:table-cell>
          <table:covered-table-cell/>
        </table:table-row>
        <table:table-row>
          <table:table-cell table:style-name="Tabela4.A2" office:value-type="string">
            <text:p text:style-name="P24">Convocada p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Facilit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Registr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Local</text:p>
          </table:table-cell>
          <table:table-cell table:style-name="Tabela4.B2" table:number-columns-spanned="2" office:value-type="string">
            <text:p text:style-name="P9">Sala de Homologação II </text:p>
          </table:table-cell>
          <table:covered-table-cell/>
        </table:table-row>
        <table:table-row>
          <table:table-cell table:style-name="Tabela4.A2" office:value-type="string">
            <text:p text:style-name="P24">Duração </text:p>
          </table:table-cell>
          <table:table-cell table:style-name="Tabela4.B2" table:number-columns-spanned="2" office:value-type="string">
            <text:p text:style-name="P13">4 h <text:s/>– <text:s/>Início 14:30 h</text:p>
          </table:table-cell>
          <table:covered-table-cell/>
        </table:table-row>
        <table:table-row>
          <table:table-cell table:style-name="Tabela4.A2" office:value-type="string">
            <text:p text:style-name="P24">Participantes</text:p>
          </table:table-cell>
          <table:table-cell table:style-name="Tabela4.A2" office:value-type="string">
            <text:p text:style-name="P24">e-mail</text:p>
          </table:table-cell>
          <table:table-cell table:style-name="Tabela4.C8" office:value-type="string">
            <text:p text:style-name="P24">Área dos participantes</text:p>
          </table:table-cell>
        </table:table-row>
        <table:table-row>
          <table:table-cell table:style-name="Tabela4.A9" office:value-type="string">
            <text:p text:style-name="P32">De0d9</text:p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SUPDE/DEPAE/ </text:p>
          </table:table-cell>
        </table:table-row>
        <table:table-row>
          <table:table-cell table:style-name="Tabela4.A9" office:value-type="string">
            <text:p text:style-name="P34">Flavio Lisboa</text:p>
          </table:table-cell>
          <table:table-cell table:style-name="Tabela4.A9" office:value-type="string">
            <text:p text:style-name="P34"><text:s/></text:p>
          </table:table-cell>
          <table:table-cell table:style-name="Tabela4.C9" office:value-type="string">
            <text:p text:style-name="P39">CETEC</text:p>
          </table:table-cell>
        </table:table-row>
        <table:table-row>
          <table:table-cell table:style-name="Tabela4.A9" office:value-type="string">
            <text:p text:style-name="P32">Marcio Albuquerque </text:p>
          </table:table-cell>
          <table:table-cell table:style-name="Tabela4.A9" office:value-type="string">
            <text:p text:style-name="P31"><text:s/></text:p>
          </table:table-cell>
          <table:table-cell table:style-name="Tabela4.C9" office:value-type="string">
            <text:p text:style-name="P37">SUPDE/DEPAE/ </text:p>
          </table:table-cell>
        </table:table-row>
        <table:table-row>
          <table:table-cell table:style-name="Tabela4.A9" office:value-type="string">
            <text:p text:style-name="P34">Guilherme Funchl</text:p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<text:span text:style-name="T4">SUPDE/DESDR/ </text:span></text:p>
          </table:table-cell>
        </table:table-row>
        <table:table-row table:style-name="Tabela4.13"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COSCC</text:p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1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5"/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3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6"><text:a xlink:type="simple" xlink:href="mailto:Maria-angelica.zampieri@serpro.gov.br"><text:span text:style-name="T2"/></text:a></text:p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40"><text:a xlink:type="simple" xlink:href="mailto:paulo-roberto.ramos@serpro.gov.br"><text:span text:style-name="T3"/></text:a></text:p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4"/>
          </table:table-cell>
          <table:table-cell table:style-name="Tabela4.C9" office:value-type="string">
            <text:p text:style-name="P11"/>
          </table:table-cell>
        </table:table-row>
        <table:table-row>
          <table:table-cell table:style-name="Tabela4.A9" office:value-type="string">
            <text:p text:style-name="P32">Walter <text:s/></text:p>
          </table:table-cell>
          <table:table-cell table:style-name="Tabela4.A9" office:value-type="string">
            <text:p text:style-name="P31">walter.zapalowski@serpro.gov.br</text:p>
          </table:table-cell>
          <table:table-cell table:style-name="Tabela4.C9" office:value-type="string">
            <text:p text:style-name="P37">SUPDE/DEPAE</text:p>
          </table:table-cell>
        </table:table-row>
        <table:table-row>
          <table:table-cell table:style-name="Tabela4.C8" table:number-columns-spanned="3" office:value-type="string">
            <text:p text:style-name="P19"><text:span text:style-name="T7">Ordem dos Registradores</text:span><text:span text:style-name="T5">: Pela lista de participantes acima.</text:span></text:p>
          </table:table-cell>
          <table:covered-table-cell/>
          <table:covered-table-cell/>
        </table:table-row>
        <table:table-row table:style-name="Tabela4.25">
          <table:table-cell table:style-name="Tabela4.C8" table:number-columns-spanned="3" office:value-type="string">
            <text:p text:style-name="P24">Resumo</text:p>
            <text:p text:style-name="P28">Reunião de chefias</text:p>
          </table:table-cell>
          <table:covered-table-cell/>
          <table:covered-table-cell/>
        </table:table-row>
      </table:table>
      <text:p text:style-name="P65">Assuntos Tratados: </text:p>
      <text:list xml:id="list1814071386" text:style-name="L1">
        <text:list-header>
          <text:p text:style-name="P52"><text:span text:style-name="T8"/></text:p>
          <text:p text:style-name="P52"><text:span text:style-name="T8"/></text:p>
        </text:list-header>
        <text:list-item>
          <text:p text:style-name="P53"><text:span text:style-name="T8">Planejamento Sprints Primeiro Projeto ExpressoV3</text:span></text:p>
        </text:list-item>
      </text:list>
      <text:p text:style-name="P55"><text:span text:style-name="T8"/></text:p>
      <text:p text:style-name="P55"><text:span text:style-name="T8"><text:s text:c="16"/>As equipes separadas geograficamente, no caso Cetec de Curitiba e Supde de Salvador, que participarão do projeto</text:span></text:p>
      <text:p text:style-name="P55"><text:span text:style-name="T8"><text:s text:c="16"/>serão demandadas diretamente pela Coscc, com abertura de SS para DE e abertura de demanda no Observatório Cetec.</text:span></text:p>
      <text:p text:style-name="P55"><text:span text:style-name="T8"><text:s text:c="16"/>A Coscc fará o papel de integração dos diversos Sprints, assumindo um papel de Scrum Master dos Sprints distribuídos.</text:span></text:p>
      <text:p text:style-name="P55"><text:span text:style-name="T8"/></text:p>
      <text:p text:style-name="P55"><text:span text:style-name="T8"><text:s text:c="15"/>As duas necessidades relacionadas a estas equipes: Suporte ao banco PostgreSql e disponibilização de ambiente</text:span></text:p>
      <text:p text:style-name="P55"><text:span text:style-name="T8"><text:s text:c="15"/>internet de publicação foram retiradas dos sprints, e serão demandadas diretamente pela Coscc conforme mencionado acima.</text:span></text:p>
      <text:p text:style-name="P55"><text:span text:style-name="T8"/></text:p>
      <text:p text:style-name="P55"><text:span text:style-name="T8"><text:s text:c="15"/>Fora estabelecido que o GitUnit será o hospedeiro do projeto, tanto da V2 como da V3.</text:span></text:p>
      <text:p text:style-name="P54"><text:span text:style-name="T8"><text:s text:c="6"/></text:span></text:p>
      <text:p text:style-name="P54"><text:span text:style-name="T8"/></text:p>
      <text:list xml:id="list1221026120" text:continue-numbering="true" text:style-name="L1">
        <text:list-item>
          <text:p text:style-name="P53"><text:span text:style-name="T8">Esquema de relacionamento entre as Comunidades e Serpro</text:span></text:p>
        </text:list-item>
      </text:list>
      <text:p text:style-name="P54"><text:span text:style-name="T8"/></text:p>
      <text:p text:style-name="P54"><text:span text:style-name="T8"><text:s text:c="4"/></text:span><text:span text:style-name="T6"><text:s text:c="12"/>A comunidade Expresso(V3) ficará vinculada no que for comum <text:s/>a comunidade Tine20.</text:span></text:p>
      <text:p text:style-name="P55"><text:span text:style-name="T8"><text:s text:c="16"/>Hoje o Flavio/Cetec já possui um branch no repositório da comunidade Tine20.</text:span></text:p>
      <text:p text:style-name="P55"><text:span text:style-name="T8"/></text:p>
      <text:p text:style-name="P55"><text:span text:style-name="T8"><text:s text:c="16"/>Serão criados 2 repositórios Git Master no GitUnit para suporte as atividades do Serpro e Comunidade Expresso:</text:span></text:p>
      <text:p text:style-name="P55"><text:span text:style-name="T8"/></text:p>
      <text:list xml:id="list19422031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6"><text:span text:style-name="T8"><text:s text:c="16"/>- Um contemplando a versão 2 e versão 3, <text:s/>ora <text:s/>sendo trabalhados em sincronia das funcionalidades comuns ao Tine20.</text:span></text:p>
                              <text:p text:style-name="P56"><text:span text:style-name="T8"/></text:p>
                              <text:p text:style-name="P56"><text:span text:style-name="T8"><text:s text:c="16"/>- Um interno ao Serpro que servirá para guarda das necessidades específicas do Serpro e seus clientes o qual será</text:span></text:p>
                              <text:p text:style-name="P56"><text:span text:style-name="T8"><text:s text:c="19"/>base de geração de tags(builds) para testes/homologação e produção. <text:s text:c="17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><text:span text:style-name="T11"><text:s text:c="18"/>O equipamento destinado ao Servidor Interno para o</text:span><text:span text:style-name="T12"> GIT</text:span><text:span text:style-name="T11"> será o mesmo hoje utilizado para o Subversion: </text:span><text:span text:style-name="T9"><text:s/></text:span><text:span text:style-name="T10">10.200.240.221</text:span></text:p>
      <text:p text:style-name="P54"><text:span text:style-name="T8"/></text:p>
      <text:p text:style-name="P54"><text:span text:style-name="T8"/></text:p>
      <text:list xml:id="list350333046" text:continue-list="list1221026120" text:style-name="L1">
        <text:list-item>
          <text:p text:style-name="P53"><text:span text:style-name="T8">Servidores De Desenvolvimento:</text:span></text:p>
        </text:list-item>
      </text:list>
      <text:p text:style-name="P54"><text:span text:style-name="T8"/></text:p>
      <text:p text:style-name="P54"><text:span text:style-name="T8"><text:tab/>10.31.80.38 – Servidor para o ExpressoV3, testes e desenvolvimento</text:span></text:p>
      <text:p text:style-name="P54"><text:span text:style-name="T8"><text:s text:c="12"/>10.31.80.37 - <text:s/>Servidor de desenvolvimento e testes dos requisitos não funcionais (suporte a postgres e Ldap)</text:span></text:p>
      <text:p text:style-name="P54"><text:span text:style-name="T12"/></text:p>
      <text:p text:style-name="P54"><text:span text:style-name="T8"/></text:p>
      <text:list xml:id="list1952060039" text:continue-numbering="true" text:style-name="L1">
        <text:list-item>
          <text:p text:style-name="P53"><text:span text:style-name="T8">Sprints:</text:span></text:p>
        </text:list-item>
      </text:list>
      <text:p text:style-name="P54"><text:span text:style-name="T8"/></text:p>
      <text:p text:style-name="P54"><text:span text:style-name="T8"><text:s text:c="12"/>Toda demanda será constituida das sequintes Atividades:</text:span></text:p>
      <text:p text:style-name="P54"><text:span text:style-name="T8"><text:tab/></text:span><text:span text:style-name="T6">- Transporte dos requisitos para o testlink</text:span></text:p>
      <text:p text:style-name="P55"><text:span text:style-name="T8"><text:tab/>- Criação do caso de teste correspondente</text:span></text:p>
      <text:p text:style-name="P55"><text:span text:style-name="T8"><text:tab/>- Notificação ao Centro de teste visando automatização</text:span></text:p>
      <text:p text:style-name="P55"><text:span text:style-name="T8"><text:tab/>- Desenvolvimento da funcionalidade , quando necessário e commit no Git Comunidade </text:span></text:p>
      <text:p text:style-name="P55"><text:span text:style-name="T8"><text:tab/>- Atualização documentações do sistema</text:span></text:p>
      <text:p text:style-name="P55"><text:span text:style-name="T8"><text:tab/>- Atualização documentação de usuário no Wiki</text:span></text:p>
      <text:p text:style-name="P55"><text:span text:style-name="T8"><text:tab/>- Atualização do servidor de testes</text:span></text:p>
      <text:p text:style-name="P55"><text:span text:style-name="T8"><text:tab/>- Testes iniciais de desenvolvimento</text:span></text:p>
      <text:p text:style-name="P55"><text:span text:style-name="T8"><text:s text:c="12"/></text:span></text:p>
      <text:p text:style-name="P54"><text:span text:style-name="T8"><text:s text:c="2"/></text:span></text:p>
      <text:p text:style-name="P54"><text:span text:style-name="T8"><text:s/><text:tab/>Primeiro Sprint : 16/11/2011 a 02/12/2011</text:span></text:p>
      <text:p text:style-name="P54"><text:span text:style-name="T8"/></text:p>
      <text:p text:style-name="P54"><text:span text:style-name="T8"><text:tab/>. <text:s/></text:span><text:span text:style-name="T13">Prospecção tecnológica para gerar a tradução do Tine</text:span></text:p>
      <text:p text:style-name="P54"><text:span text:style-name="T13"><text:tab/>. Help/documentação módulo Email no Wiki</text:span></text:p>
      <text:p text:style-name="P54"><text:span text:style-name="T13"><text:tab/>. Permitir autenticação utilizando usuário e senha.</text:span></text:p>
      <text:p text:style-name="P54"><text:span text:style-name="T13"><text:tab/>. Permitir escolha do idioma em que o sistema trabalhará.</text:span></text:p>
      <text:p text:style-name="P54"><text:span text:style-name="T13"><text:tab/>. Gerenciar MÓDULOS do sistema</text:span></text:p>
      <text:p text:style-name="P54"><text:span text:style-name="T13"><text:tab/>. Configurar serviço de AUTENTICAÇÃO de usuários</text:span></text:p>
      <text:p text:style-name="P54"><text:span text:style-name="T13"><text:tab/>. Configurar ARMAZENAMENTO DE DADOS</text:span></text:p>
      <text:p text:style-name="P54"><text:span text:style-name="T13"><text:tab/>. Configurar CADASTRO de usuários</text:span></text:p>
      <text:p text:style-name="P54"><text:span text:style-name="T13"><text:tab/>. Configurar ARMAZENAMENTO de mensagens</text:span></text:p>
      <text:p text:style-name="P57"><text:span text:style-name="T13"><text:tab/>. </text:span><text:span text:style-name="T14">Configurar Serviço de ENTREGAS de Mensagens</text:span></text:p>
      <text:p text:style-name="P57"><text:span text:style-name="T14"><text:tab/>. Criar CONTA de usuário</text:span></text:p>
      <text:p text:style-name="P57"><text:span text:style-name="T14"><text:tab/>. Remover CONTAS de usuário</text:span></text:p>
      <text:p text:style-name="P57"><text:span text:style-name="T14"><text:tab/>. Atribuir GRUPO a CONTA de usuário</text:span></text:p>
      <text:p text:style-name="P57"><text:span text:style-name="T14"><text:tab/>. Excluir MENSAGENS</text:span></text:p>
      <text:p text:style-name="P57"><text:span text:style-name="T14"><text:tab/>. </text:span><text:span text:style-name="T15">Criar MENSAGENS</text:span></text:p>
      <text:p text:style-name="P57"><text:span text:style-name="T15"><text:tab/>. </text:span><text:span text:style-name="T14">Editar MENSAGENS</text:span></text:p>
      <text:p text:style-name="P57"><text:span text:style-name="T14"><text:tab/>. </text:span><text:span text:style-name="T15">Enviar MENSAGENS de e-mail</text:span></text:p>
      <text:p text:style-name="P57"><text:span text:style-name="T15"><text:tab/>. </text:span><text:span text:style-name="T14">Visualizar MENSAGENS</text:span></text:p>
      <text:p text:style-name="P57"><text:span text:style-name="T14"><text:s text:c="8"/>. Traduções módulo Email</text:span></text:p>
      <text:p text:style-name="P62"/>
      <text:p text:style-name="P62"/>
      <text:list xml:id="list234516744" text:continue-numbering="true" text:style-name="L1">
        <text:list-header>
          <text:p text:style-name="P63"/>
        </text:list-header>
      </text:list>
      <text:p text:style-name="P54"><text:span text:style-name="T8"><text:tab/>Segundo <text:s/>Sprint : <text:s/>05/12/2011 a 23/12/2011</text:span></text:p>
      <text:list xml:id="list2099507532" text:continue-numbering="true" text:style-name="L1">
        <text:list-header>
          <text:p text:style-name="P59"/>
          <text:p text:style-name="P64"/>
        </text:list-header>
      </text:list>
      <text:p text:style-name="Standard"><text:s text:c="3"/><text:tab/> <text:span text:style-name="T12">. <text:s/></text:span><text:span text:style-name="T16">Customização do TEMA EXPRESSO30</text:span></text:p>
      <text:p text:style-name="Standard"><text:span text:style-name="T16"><text:tab/>. </text:span><text:span text:style-name="T13"><text:s/>Tradução de expressões do login </text:span></text:p>
      <text:p text:style-name="Standard"><text:span text:style-name="T13"><text:tab/>. Help/documentação Login e administração</text:span></text:p>
      <text:p text:style-name="Standard"><text:span text:style-name="T13"><text:tab/>. Atribuir PAPEIS a CONTAS de usuários</text:span></text:p>
      <text:p text:style-name="Standard"><text:span text:style-name="T13"><text:tab/>. Atribuir CONTAS de usuários a GRUPO</text:span></text:p>
      <text:p text:style-name="Standard"><text:span text:style-name="T13"><text:tab/>. Criar GRUPO do sistema</text:span></text:p>
      <text:p text:style-name="Standard"><text:span text:style-name="T13"><text:tab/>. Modificar GRUPO do sistema</text:span></text:p>
      <text:p text:style-name="Standard"><text:span text:style-name="T13"><text:tab/>. Remover GRUPO do sistema</text:span></text:p>
      <text:p text:style-name="Standard"><text:span text:style-name="T13"><text:tab/>. Criar PAPEL do sistema</text:span></text:p>
      <text:p text:style-name="Standard"><text:span text:style-name="T13"><text:tab/>. Modificar PAPEL do sistema</text:span></text:p>
      <text:p text:style-name="Standard"><text:span text:style-name="T13"><text:tab/>. Excluir PAPEL do sistema</text:span></text:p>
      <text:p text:style-name="Standard"><text:span text:style-name="T13"><text:tab/>. Salvar MENSAGENS em edição</text:span></text:p>
      <text:p text:style-name="Standard"><text:span text:style-name="T13"><text:tab/></text:span></text:p>
      <text:p text:style-name="Standard"/>
      <text:p text:style-name="Standard"/>
      <text:p text:style-name="Standard"/>
      <text:p text:style-name="P5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4">Decisões Firmadas</text:p>
          </table:table-cell>
        </table:table-row>
      </table:table>
      <text:p text:style-name="P49"/>
      <text:list xml:id="list166286624" text:style-name="L3">
        <text:list-header>
          <text:p text:style-name="P51"/>
        </text:list-header>
      </text:list>
      <text:p text:style-name="P48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">Ações estabelecidas por Assunto </text:p>
            <text:p text:style-name="P15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41">1. Criação de repositório local e disponibilização de ambiente de publicação</text:p>
          </table:table-cell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16">Marcio Albuquerque irá cria-lo</text:p>
          </table:table-cell>
          <table:table-cell table:style-name="Tabela7.A2" office:value-type="string">
            <text:p text:style-name="P18"/>
          </table:table-cell>
          <table:table-cell table:style-name="Tabela7.C2" office:value-type="string">
            <text:p text:style-name="P18"/>
          </table:table-cell>
        </table:table-row>
        <table:table-row table:style-name="Tabela7.3">
          <table:table-cell table:style-name="Tabela7.A3" office:value-type="string">
            <text:p text:style-name="P41">2. <text:span text:style-name="T17">Instalação e disponibilização dos ambientes de teste</text:span></text:p>
          </table:table-cell>
          <table:table-cell table:style-name="Tabela7.A3" office:value-type="string">
            <text:p text:style-name="P17"/>
          </table:table-cell>
          <table:table-cell table:style-name="Tabela7.C3">
            <text:p text:style-name="P17"/>
          </table:table-cell>
        </table:table-row>
        <table:table-row table:style-name="Tabela7.3">
          <table:table-cell table:style-name="Tabela7.A4" office:value-type="string">
            <text:p text:style-name="P16">Zapa disponibilizará 2 ambientes, Um visando testes Tine, outo visando testes Expresso30.</text:p>
          </table:table-cell>
          <table:table-cell table:style-name="Tabela7.A4" office:value-type="string">
            <text:p text:style-name="P18"/>
          </table:table-cell>
          <table:table-cell table:style-name="Tabela7.C4" office:value-type="string">
            <text:p text:style-name="P18"/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16">3. Encaminhamento/formalização de demandas</text:p>
          </table:table-cell>
          <table:table-cell table:style-name="Tabela12.A2" office:value-type="string">
            <text:p text:style-name="P18"/>
          </table:table-cell>
          <table:table-cell table:style-name="Tabela12.C2" office:value-type="string">
            <text:p text:style-name="P18"/>
          </table:table-cell>
        </table:table-row>
        <table:table-row table:style-name="Tabela12.3">
          <table:table-cell table:style-name="Tabela12.A3" office:value-type="string">
            <text:p text:style-name="P43">Funchal irá formalizar demandas em relação a postgres e ambientes à Cetec e Desdr</text:p>
          </table:table-cell>
          <table:table-cell table:style-name="Tabela12.A3" office:value-type="string">
            <text:p text:style-name="P17"/>
          </table:table-cell>
          <table:table-cell table:style-name="Tabela12.C3">
            <text:p text:style-name="P17"/>
          </table:table-cell>
        </table:table-row>
      </table:table>
      <text:p text:style-name="P41"><text:s text:c="4"/></text:p>
      <text:p text:style-name="P42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6">De acordo :</text:p>
          </table:table-cell>
          <table:table-cell table:style-name="Tabela10.A1" office:value-type="string">
            <text:p text:style-name="P17"/>
          </table:table-cell>
          <table:table-cell table:style-name="Tabela10.C1">
            <text:p text:style-name="P17"/>
          </table:table-cell>
        </table:table-row>
        <table:table-row>
          <table:table-cell table:style-name="Tabela10.A2" office:value-type="string">
            <text:p text:style-name="P38">Todos os participantes</text:p>
          </table:table-cell>
          <table:table-cell table:style-name="Tabela10.A2" office:value-type="string">
            <text:p text:style-name="P17"/>
          </table:table-cell>
          <table:table-cell table:style-name="Tabela10.C2">
            <text:p text:style-name="P17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1" fo:font-size="19pt" fo:font-style="normal" fo:font-weight="bold" style:font-size-asian="22pt" style:font-weight-asian="bold" style:font-name-complex="Arial" style:font-weight-complex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" fo:font-size="8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fo:margin-left="0.014cm" fo:margin-right="0.019cm" table:align="margins" style:writing-mode="lr-tb"/>
    </style:style>
    <style:style style:name="Tabela11.A" style:family="table-column">
      <style:table-column-properties style:rel-column-width="18921*"/>
    </style:style>
    <style:style style:name="Tabela11.B" style:family="table-column">
      <style:table-column-properties style:rel-column-width="22926*"/>
    </style:style>
    <style:style style:name="Tabela11.C" style:family="table-column">
      <style:table-column-properties style:rel-column-width="23688*"/>
    </style:style>
    <style:style style:name="Tabela11.1" style:family="table-row">
      <style:table-row-properties style:min-row-height="0.101cm"/>
    </style:style>
    <style:style style:name="Tabela1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11.2" style:family="table-row">
      <style:table-row-properties style:min-row-height="0.242cm"/>
    </style:style>
    <style:style style:name="Tabela11.A2" style:family="table-cell">
      <style:table-cell-properties style:vertical-align="bottom" fo:padding-left="0.123cm" fo:padding-right="0.123cm" fo:padding-top="0cm" fo:padding-bottom="0cm" fo:border="none"/>
    </style:style>
    <style:style style:name="Tabela11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PSDS_20_-_20_Rodapé">
      <style:paragraph-properties fo:text-align="center" style:justify-single-word="false"/>
    </style:style>
    <style:style style:name="MP3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Reunião Projeto Expresso3.0</text:p>
            </table:table-cell>
            <table:table-cell table:style-name="Tabela11.A1" office:value-type="string">
              <text:p text:style-name="MP2"><text:date style:data-style-name="N36" text:date-value="2011-11-11T11:45:13.99">11/11/2011</text:date></text:p>
            </table:table-cell>
            <table:table-cell table:style-name="Tabela11.A1" office:value-type="string">
              <text:p text:style-name="MP3"/>
            </table:table-cell>
          </table:table-row>
          <table:table-row table:style-name="Tabela11.2">
            <table:table-cell table:style-name="Tabela11.A2" table:number-columns-spanned="2" office:value-type="string">
              <text:p text:style-name="MP4"><text:s/>PDC </text:p>
            </table:table-cell>
            <table:covered-table-cell/>
            <table:table-cell table:style-name="Tabela11.C2" office:value-type="string">
              <text:p text:style-name="MP5"><text:span text:style-name="Page_20_Number"><text:span text:style-name="MT1">Página: </text:span></text:span><text:span text:style-name="Page_20_Number"><text:span text:style-name="MT1"><text:page-number text:select-page="current">5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text:span text:style-name="Page_20_Number"><text:span text:style-name="MT1"> 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8-02-28T13:40:14</meta:creation-date>
    <dc:date>2011-11-11T11:44:53</dc:date>
    <meta:print-date>2010-11-18T09:28:36</meta:print-date>
    <dc:language>pt-BR</dc:language>
    <meta:editing-cycles>1342</meta:editing-cycles>
    <meta:editing-duration>P22DT11H32M14S</meta:editing-duration>
    <dc:creator>Walter Zapalowski</dc:creator>
    <meta:document-statistic meta:table-count="10" meta:image-count="0" meta:object-count="0" meta:page-count="1" meta:paragraph-count="130" meta:word-count="663" meta:character-count="4665"/>
    <meta:user-defined meta:name="Info 1"/>
    <meta:user-defined meta:name="Info 2"/>
    <meta:user-defined meta:name="Info 3"/>
    <meta:user-defined meta:name="Info 4"/>
  </office:meta>
</office:document-meta>
</file>